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AA0000009D3226808270AB44BA.png" manifest:media-type="image/png"/>
  <manifest:file-entry manifest:full-path="Pictures/100003A50000017B000001E7A5B2E84C42C85B96.svg" manifest:media-type="image/svg+xml"/>
  <manifest:file-entry manifest:full-path="Pictures/10000201000003E8000000D262270D7C3E523D96.png" manifest:media-type="image/png"/>
  <manifest:file-entry manifest:full-path="Pictures/100006A2000001A8000001A8B3B6DC61F342ADE9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6931in" fo:margin-top="0.0396in" fo:margin-bottom="0.0785in" table:align="margins"/>
    </style:style>
    <style:style style:name="Table2.A" style:family="table-column">
      <style:table-column-properties style:column-width="2.2646in" style:rel-column-width="22175*"/>
    </style:style>
    <style:style style:name="Table2.B" style:family="table-column">
      <style:table-column-properties style:column-width="2.2097in" style:rel-column-width="21636*"/>
    </style:style>
    <style:style style:name="Table2.C" style:family="table-column">
      <style:table-column-properties style:column-width="2.2188in" style:rel-column-width="21724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6931in" fo:margin-top="0.0396in" fo:margin-bottom="0.0785in" table:align="margins"/>
    </style:style>
    <style:style style:name="Table3.A" style:family="table-column">
      <style:table-column-properties style:column-width="2.2646in" style:rel-column-width="22175*"/>
    </style:style>
    <style:style style:name="Table3.B" style:family="table-column">
      <style:table-column-properties style:column-width="2.2097in" style:rel-column-width="21636*"/>
    </style:style>
    <style:style style:name="Table3.C" style:family="table-column">
      <style:table-column-properties style:column-width="2.2188in" style:rel-column-width="21724*"/>
    </style:style>
    <style:style style:name="Table10" style:family="table">
      <style:table-properties style:width="6.6931in" fo:margin-left="0in" fo:margin-right="0in" fo:margin-top="0.1181in" fo:margin-bottom="0.1181in" table:align="margins" style:may-break-between-rows="true"/>
    </style:style>
    <style:style style:name="Table10.A" style:family="table-column">
      <style:table-column-properties style:column-width="1.5299in" style:rel-column-width="14979*"/>
    </style:style>
    <style:style style:name="Table10.B" style:family="table-column">
      <style:table-column-properties style:column-width="2.2257in" style:rel-column-width="21792*"/>
    </style:style>
    <style:style style:name="Table10.C" style:family="table-column">
      <style:table-column-properties style:column-width="2.9375in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in" fo:padding-right="0in" fo:padding-top="0.0396in" fo:padding-bottom="0in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style:vertical-align="middle" fo:background-color="#ffffff" fo:padding-left="0in" fo:padding-right="0in" fo:padding-top="0.0396in" fo:padding-bottom="0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6.6931in" fo:margin-left="0in" fo:margin-right="0in" fo:margin-top="0in" fo:margin-bottom="0.1965in" table:align="margins" fo:keep-with-next="auto" style:may-break-between-rows="false"/>
    </style:style>
    <style:style style:name="Table4.A" style:family="table-column">
      <style:table-column-properties style:column-width="2.0757in" style:rel-column-width="20324*"/>
    </style:style>
    <style:style style:name="Table4.B" style:family="table-column">
      <style:table-column-properties style:column-width="4.6174in" style:rel-column-width="45211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.B5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6.6889in" fo:margin-left="0in" fo:margin-right="0.0042in" fo:margin-top="0in" fo:margin-bottom="0.1965in" table:align="margins" style:may-break-between-rows="false"/>
    </style:style>
    <style:style style:name="Table8.A" style:family="table-column">
      <style:table-column-properties style:column-width="2.0826in" style:rel-column-width="20404*"/>
    </style:style>
    <style:style style:name="Table8.B" style:family="table-column">
      <style:table-column-properties style:column-width="4.6063in" style:rel-column-width="45131*"/>
    </style:style>
    <style:style style:name="Table8.1" style:family="table-row">
      <style:table-row-properties style:min-row-height="0.2917in" fo:keep-together="always"/>
    </style:style>
    <style:style style:name="Table8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8.8" style:family="table-row">
      <style:table-row-properties fo:keep-together="always"/>
    </style:style>
    <style:style style:name="Table14" style:family="table">
      <style:table-properties style:width="6.6979in" fo:margin-left="0in" fo:margin-right="-0.0049in" fo:margin-top="0.1in" fo:margin-bottom="0.1701in" table:align="margins" fo:keep-with-next="auto"/>
    </style:style>
    <style:style style:name="Table14.A" style:family="table-column">
      <style:table-column-properties style:column-width="1.1833in" style:rel-column-width="11578*"/>
    </style:style>
    <style:style style:name="Table14.B" style:family="table-column">
      <style:table-column-properties style:column-width="2.8292in" style:rel-column-width="27681*"/>
    </style:style>
    <style:style style:name="Table14.C" style:family="table-column">
      <style:table-column-properties style:column-width="2.6854in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3" style:family="table-cell">
      <style:table-cell-properties style:vertical-align="top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C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4.A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6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A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14.C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" style:family="table">
      <style:table-properties style:width="6.6931in" fo:margin-left="0in" fo:margin-right="0in" fo:margin-top="0.0785in" fo:margin-bottom="0.1965in" table:align="margins" style:may-break-between-rows="false"/>
    </style:style>
    <style:style style:name="Table7.A" style:family="table-column">
      <style:table-column-properties style:column-width="2.0833in" style:rel-column-width="20398*"/>
    </style:style>
    <style:style style:name="Table7.B" style:family="table-column">
      <style:table-column-properties style:column-width="4.6097in" style:rel-column-width="45137*"/>
    </style:style>
    <style:style style:name="Table7.1" style:family="table-row">
      <style:table-row-properties style:min-row-height="0.2917in" fo:keep-together="always"/>
    </style:style>
    <style:style style:name="Table7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7.2" style:family="table-row">
      <style:table-row-properties fo:keep-together="always"/>
    </style:style>
    <style:style style:name="Table7.A2" style:family="table-cell">
      <style:table-cell-properties style:vertical-align="top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3" style:family="table-row">
      <style:table-row-properties fo:keep-together="always"/>
    </style:style>
    <style:style style:name="Table7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6" style:family="table-row">
      <style:table-row-properties fo:keep-together="always"/>
    </style:style>
    <style:style style:name="Table7.A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7.8" style:family="table-row">
      <style:table-row-properties fo:keep-together="always"/>
    </style:style>
    <style:style style:name="Table7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6.6979in" fo:margin-left="0in" fo:margin-right="-0.0049in" fo:margin-top="0.1181in" fo:margin-bottom="0.1965in" table:align="margins" fo:keep-with-next="auto" style:may-break-between-rows="false"/>
    </style:style>
    <style:style style:name="Table1.A" style:family="table-column">
      <style:table-column-properties style:column-width="2.0729in" style:rel-column-width="20282*"/>
    </style:style>
    <style:style style:name="Table1.B" style:family="table-column">
      <style:table-column-properties style:column-width="4.625in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.0396in" fo:padding-right="0.0396in" fo:padding-top="0.0785in" fo:padding-bottom="0.0396in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fo:background-color="transparent" fo:padding-left="0.0396in" fo:padding-right="0.0396in" fo:padding-top="0.0785in" fo:padding-bottom="0.0396in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6.6931in" fo:margin-left="0in" fo:margin-right="0in" fo:margin-top="0in" fo:margin-bottom="0.1965in" table:align="margins" fo:keep-with-next="auto" style:may-break-between-rows="true"/>
    </style:style>
    <style:style style:name="Table5.A" style:family="table-column">
      <style:table-column-properties style:column-width="1.6285in" style:rel-column-width="15945*"/>
    </style:style>
    <style:style style:name="Table5.B" style:family="table-column">
      <style:table-column-properties style:column-width="5.0646in" style:rel-column-width="49590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A3" style:family="table-cell">
      <style:table-cell-properties style:vertical-align="middle"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5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6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7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8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9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5.B10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5.B11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6.6889in" fo:margin-left="0in" fo:margin-right="0.0042in" fo:margin-top="0in" fo:margin-bottom="0.1965in" table:align="margins" style:may-break-between-rows="true"/>
    </style:style>
    <style:style style:name="Table6.A" style:family="table-column">
      <style:table-column-properties style:column-width="2.0826in" style:rel-column-width="20405*"/>
    </style:style>
    <style:style style:name="Table6.B" style:family="table-column">
      <style:table-column-properties style:column-width="4.6063in" style:rel-column-width="45130*"/>
    </style:style>
    <style:style style:name="Table6.1" style:family="table-row">
      <style:table-row-properties style:min-row-height="0.2917in" fo:keep-together="always"/>
    </style:style>
    <style:style style:name="Table6.A1" style:family="table-cell">
      <style:table-cell-properties fo:background-color="#e6e6e6" fo:padding="0.0382in" fo:border-left="none" fo:border-right="none" fo:border-top="0.05pt solid #000000" fo:border-bottom="0.05pt solid #000000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6.3" style:family="table-row">
      <style:table-row-properties fo:keep-together="always"/>
    </style:style>
    <style:style style:name="Table6.A3" style:family="table-cell">
      <style:table-cell-properties fo:background-color="#ffffff" fo:padding="0.0382in" fo:border-left="none" fo:border-right="none" fo:border-top="none" fo:border-bottom="0.05pt solid #000000">
        <style:background-image/>
      </style:table-cell-properties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6.14" style:family="table-row">
      <style:table-row-properties fo:keep-together="always"/>
    </style:style>
    <style:style style:name="Table9" style:family="table">
      <style:table-properties style:width="6.6931in" fo:margin-top="0.1181in" fo:margin-bottom="0.1965in" fo:break-before="auto" fo:break-after="auto" table:align="left" fo:keep-with-next="auto" style:may-break-between-rows="false" table:border-model="collapsing"/>
    </style:style>
    <style:style style:name="Table9.A" style:family="table-column">
      <style:table-column-properties style:column-width="1.8514in"/>
    </style:style>
    <style:style style:name="Table9.B" style:family="table-column">
      <style:table-column-properties style:column-width="4.8417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Table13" style:family="table">
      <style:table-properties style:width="6.6708in" fo:margin-left="0in" fo:margin-right="0.0222in" fo:margin-top="0.1181in" fo:margin-bottom="0.196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2.7451in" style:rel-column-width="26968*"/>
    </style:style>
    <style:style style:name="Table13.B" style:family="table-column">
      <style:table-column-properties style:column-width="3.9257in" style:rel-column-width="38567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.0396in" fo:padding-right="0.0396in" fo:padding-top="0.0785in" fo:padding-bottom="0.0396in" fo:border-left="none" fo:border-right="none" fo:border-top="0.25pt solid #000000" fo:border-bottom="0.2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transparent" fo:padding-left="0.0396in" fo:padding-right="0.0396in" fo:padding-top="0.0785in" fo:padding-bottom="0.0396in" fo:border-left="none" fo:border-right="none" fo:border-top="none" fo:border-bottom="0.2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a91f9b"/>
    </style:style>
    <style:style style:name="P2" style:family="paragraph" style:parent-style-name="Footer">
      <style:paragraph-properties fo:text-align="start" style:justify-single-word="false"/>
      <style:text-properties officeooo:paragraph-rsid="007aace0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ac0dfc"/>
    </style:style>
    <style:style style:name="P5" style:family="paragraph" style:parent-style-name="Text_20_body">
      <style:text-properties officeooo:paragraph-rsid="00a61078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fo:language="en" fo:country="US" officeooo:paragraph-rsid="00a61078"/>
    </style:style>
    <style:style style:name="P8" style:family="paragraph" style:parent-style-name="Text_20_body">
      <style:text-properties officeooo:paragraph-rsid="00733b65"/>
    </style:style>
    <style:style style:name="P9" style:family="paragraph" style:parent-style-name="Text_20_body">
      <style:text-properties officeooo:paragraph-rsid="001f0121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able_20_Contents">
      <style:text-properties officeooo:paragraph-rsid="00b22aae"/>
    </style:style>
    <style:style style:name="P12" style:family="paragraph" style:parent-style-name="Table_20_Contents">
      <style:text-properties officeooo:paragraph-rsid="00a61078"/>
    </style:style>
    <style:style style:name="P13" style:family="paragraph" style:parent-style-name="Table_20_Contents">
      <style:text-properties officeooo:paragraph-rsid="00c035ab"/>
    </style:style>
    <style:style style:name="P14" style:family="paragraph" style:parent-style-name="Table_20_Contents">
      <style:text-properties officeooo:paragraph-rsid="00c43b34"/>
    </style:style>
    <style:style style:name="P15" style:family="paragraph" style:parent-style-name="Subtitle">
      <style:text-properties fo:language="en" fo:country="US" officeooo:rsid="001f0121"/>
    </style:style>
    <style:style style:name="P16" style:family="paragraph" style:parent-style-name="Text_20_body">
      <style:paragraph-properties fo:margin-top="0in" fo:margin-bottom="0in" loext:contextual-spacing="false"/>
      <style:text-properties officeooo:paragraph-rsid="00a61078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bfbd19" officeooo:paragraph-rsid="00bfbd19"/>
    </style:style>
    <style:style style:name="P18" style:family="paragraph" style:parent-style-name="Guide_20_Name">
      <style:text-properties fo:language="en" fo:country="US" officeooo:rsid="001f0121" officeooo:paragraph-rsid="00a513bf"/>
    </style:style>
    <style:style style:name="P19" style:family="paragraph" style:parent-style-name="Title">
      <style:text-properties fo:language="en" fo:country="US" officeooo:rsid="001f0121" officeooo:paragraph-rsid="00a513bf"/>
    </style:style>
    <style:style style:name="P20" style:family="paragraph" style:parent-style-name="Text_20_Note">
      <style:text-properties officeooo:paragraph-rsid="00a61078"/>
    </style:style>
    <style:style style:name="P21" style:family="paragraph" style:parent-style-name="Text_20_Body_20_List_20_Intro">
      <style:text-properties officeooo:paragraph-rsid="00a61078"/>
    </style:style>
    <style:style style:name="P22" style:family="paragraph" style:parent-style-name="Table_20_Heading">
      <style:text-properties officeooo:paragraph-rsid="00a61078"/>
    </style:style>
    <style:style style:name="P23" style:family="paragraph" style:parent-style-name="Table_20_Heading">
      <style:text-properties officeooo:paragraph-rsid="00ad421f"/>
    </style:style>
    <style:style style:name="P24" style:family="paragraph" style:parent-style-name="Table_20_Heading">
      <style:text-properties fo:font-size="10.5pt" officeooo:paragraph-rsid="00c43b34" style:font-size-asian="10.5pt" style:font-size-complex="10.5pt"/>
    </style:style>
    <style:style style:name="P25" style:family="paragraph" style:parent-style-name="Table_20_Contents">
      <style:paragraph-properties fo:margin-top="0.0299in" fo:margin-bottom="0.0201in" loext:contextual-spacing="false" style:writing-mode="page"/>
      <style:text-properties officeooo:paragraph-rsid="00ad421f"/>
    </style:style>
    <style:style style:name="P2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officeooo:paragraph-rsid="00c5e3b7"/>
    </style:style>
    <style:style style:name="P29" style:family="paragraph" style:parent-style-name="Table_20_Contents" style:list-style-name="L1">
      <style:text-properties officeooo:paragraph-rsid="00a61078"/>
    </style:style>
    <style:style style:name="P30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1" style:family="paragraph" style:parent-style-name="Heading_20_1">
      <style:text-properties officeooo:paragraph-rsid="00ad421f"/>
    </style:style>
    <style:style style:name="P32" style:family="paragraph" style:parent-style-name="Heading_20_1">
      <style:text-properties officeooo:paragraph-rsid="00a61078"/>
    </style:style>
    <style:style style:name="P33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34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35" style:family="paragraph" style:parent-style-name="Heading_20_2">
      <style:text-properties officeooo:paragraph-rsid="00733b65"/>
    </style:style>
    <style:style style:name="P36" style:family="paragraph" style:parent-style-name="Heading_20_2">
      <style:text-properties officeooo:paragraph-rsid="00916c9a"/>
    </style:style>
    <style:style style:name="P37" style:family="paragraph" style:parent-style-name="Heading_20_2">
      <style:text-properties officeooo:paragraph-rsid="00c2a1e5"/>
    </style:style>
    <style:style style:name="P38" style:family="paragraph" style:parent-style-name="Heading_20_2">
      <style:text-properties officeooo:paragraph-rsid="00c43b34"/>
    </style:style>
    <style:style style:name="P39" style:family="paragraph" style:parent-style-name="Heading_20_2">
      <style:text-properties officeooo:paragraph-rsid="00a61078"/>
    </style:style>
    <style:style style:name="P40" style:family="paragraph" style:parent-style-name="Heading_20_2" style:master-page-name="">
      <style:paragraph-properties style:page-number="auto" fo:break-before="auto" fo:break-after="auto" style:writing-mode="page"/>
    </style:style>
    <style:style style:name="P41" style:family="paragraph" style:parent-style-name="Heading_20_Note">
      <style:text-properties officeooo:paragraph-rsid="00a61078"/>
    </style:style>
    <style:style style:name="P42" style:family="paragraph" style:parent-style-name="List_20_1">
      <style:text-properties officeooo:paragraph-rsid="00a61078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officeooo:rsid="0029a911"/>
    </style:style>
    <style:style style:name="T6" style:family="text">
      <style:text-properties officeooo:rsid="00bc2f5a"/>
    </style:style>
    <style:style style:name="T7" style:family="text">
      <style:text-properties officeooo:rsid="00b22aae"/>
    </style:style>
    <style:style style:name="T8" style:family="text">
      <style:text-properties officeooo:rsid="00b47315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48fb0"/>
    </style:style>
    <style:style style:name="T11" style:family="text">
      <style:text-properties fo:language="en" fo:country="US" officeooo:rsid="001f0121"/>
    </style:style>
    <style:style style:name="T12" style:family="text">
      <style:text-properties fo:language="en" fo:country="US" officeooo:rsid="00a61078"/>
    </style:style>
    <style:style style:name="T13" style:family="text">
      <style:text-properties fo:language="en" fo:country="US" officeooo:rsid="00b5678c"/>
    </style:style>
    <style:style style:name="T14" style:family="text">
      <style:text-properties fo:language="en" fo:country="US" officeooo:rsid="00c1b24d"/>
    </style:style>
    <style:style style:name="T15" style:family="text">
      <style:text-properties officeooo:rsid="005e68eb"/>
    </style:style>
    <style:style style:name="T16" style:family="text">
      <style:text-properties style:font-name="Times New Roman"/>
    </style:style>
    <style:style style:name="T17" style:family="text">
      <style:text-properties officeooo:rsid="00232bb6"/>
    </style:style>
    <style:style style:name="T18" style:family="text">
      <style:text-properties officeooo:rsid="00945ab8"/>
    </style:style>
    <style:style style:name="T19" style:family="text">
      <style:text-properties officeooo:rsid="00a61078"/>
    </style:style>
    <style:style style:name="T20" style:family="text">
      <style:text-properties officeooo:rsid="0030a07b"/>
    </style:style>
    <style:style style:name="T21" style:family="text">
      <style:text-properties officeooo:rsid="00ac0dfc"/>
    </style:style>
    <style:style style:name="T22" style:family="text">
      <style:text-properties officeooo:rsid="00ae9433"/>
    </style:style>
    <style:style style:name="T23" style:family="text">
      <style:text-properties officeooo:rsid="00b19c17"/>
    </style:style>
    <style:style style:name="T24" style:family="text">
      <style:text-properties officeooo:rsid="00bf757b"/>
    </style:style>
    <style:style style:name="T25" style:family="text">
      <style:text-properties style:font-name="Liberation Sans5" officeooo:rsid="0019deb4" style:font-name-asian="Liberation Sans5" style:font-name-complex="Liberation Sans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99in" fo:text-indent="-0.25in" fo:margin-left="0.57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99in" fo:text-indent="-0.25in" fo:margin-left="0.82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99in" fo:text-indent="-0.25in" fo:margin-left="1.07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99in" fo:text-indent="-0.25in" fo:margin-left="1.32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99in" fo:text-indent="-0.25in" fo:margin-left="1.57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99in" fo:text-indent="-0.25in" fo:margin-left="1.82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99in" fo:text-indent="-0.25in" fo:margin-left="2.07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99in" fo:text-indent="-0.25in" fo:margin-left="2.32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99in" fo:text-indent="-0.25in" fo:margin-left="2.57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99in" fo:text-indent="-0.25in" fo:margin-left="2.8299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8"><draw:frame draw:style-name="fr1" draw:name="Image1" text:anchor-type="paragraph" svg:x="1.3661in" svg:y="0.1772in" svg:width="3.3335in" svg:height="0.7in" draw:z-index="0"><draw:image xlink:href="Pictures/10000201000003E8000000D262270D7C3E523D96.png" xlink:type="simple" xlink:show="embed" xlink:actuate="onLoad"/></draw:frame>Začínáme s programem LibreOffice</text:p>
      <text:p text:style-name="P19">Příloha A <text:s/><text:line-break/>Klávesové zkratky</text:p>
      <text:p text:style-name="P15"/>
      <text:h text:style-name="P33" text:outline-level="1"><text:bookmark-start text:name="__RefHeading__5636_1566568644"/>Autorská práva<text:bookmark-end text:name="__RefHeading__5636_1566568644"/></text:h>
      <text:p text:style-name="P8">Tento dokument je duševním vlastnictvím skupiny LibreOffice Documentation Team Copyright © 2010–2016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<text:p text:style-name="P6">Všechny ochranné známky uvedené v této příručce patří jejich vlastníkům.</text:p>
      <text:h text:style-name="Heading_20_2" text:outline-level="2"><text:bookmark-start text:name="__RefHeading__5638_1566568644"/><text:soft-page-break/>Přispěvatelé<text:bookmark-end text:name="__RefHeading__5638_1566568644"/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Jean Hollis Weber</text:p>
          </table:table-cell>
          <table:table-cell table:style-name="Table2.A1" office:value-type="string">
            <text:p text:style-name="P16">John A Smith</text:p>
          </table:table-cell>
          <table:table-cell table:style-name="Table2.A1" office:value-type="string">
            <text:p text:style-name="P16">Ron Faile Jr.</text:p>
          </table:table-cell>
        </table:table-row>
        <table:table-row>
          <table:table-cell table:style-name="Table2.A1" office:value-type="string">
            <text:p text:style-name="P17">Olivier Hallot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h text:style-name="Heading_20_2" text:outline-level="2"><text:bookmark-start text:name="__RefHeading__5640_1566568644"/>Zpětná vazba<text:bookmark-end text:name="__RefHeading__5640_1566568644"/></text:h>
      <text:p text:style-name="P8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<text:p text:style-name="P8">Poznámka: Všechno, co do e-mailové konference pošlete, včetně e-mailové adresy a dalších osobních informací uvedených ve zprávě, bude veřejně viditelné bez možnosti smazání.</text:p>
      <text:h text:style-name="P35" text:outline-level="2"><text:bookmark-start text:name="__RefHeading__5642_1566568644"/>Poděkování<text:bookmark-end text:name="__RefHeading__5642_1566568644"/></text:h>
      <text:p text:style-name="Text_20_body">Tato příloha byla vytvořena na základě přílohy A knihy <text:span text:style-name="LOEmphasis">Getting Started with OpenOffice.org 3.3</text:span>. Přispěvatelé do této přílohy jsou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office:value-type="string">
            <text:p text:style-name="P16">Peter Hillier-Brook</text:p>
          </table:table-cell>
          <table:table-cell office:value-type="string">
            <text:p text:style-name="P16">Jean Hollis Weber</text:p>
          </table:table-cell>
          <table:table-cell office:value-type="string">
            <text:p text:style-name="P16">Alexander Noël Dunne</text:p>
          </table:table-cell>
        </table:table-row>
      </table:table>
      <text:h text:style-name="P36" text:outline-level="2"><text:bookmark-start text:name="__RefHeading__5644_1566568644"/>Datum vydání a verze programu<text:bookmark-end text:name="__RefHeading__5644_1566568644"/></text:h>
      <text:p text:style-name="P9">Published 22 June 2016. Kniha je určena pro LibreOffice 5.1.</text:p>
      <text:table-of-content text:style-name="Sect1" text:protected="true" text:name="Table of Contents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7"><text:a xlink:type="simple" xlink:href="#__RefHeading__5636_1566568644" text:style-name="Index_20_Link" text:visited-style-name="Index_20_Link">Autorská práva<text:tab/>2</text:a></text:p>
          <text:p text:style-name="P26"><text:a xlink:type="simple" xlink:href="#__RefHeading__5638_1566568644" text:style-name="Index_20_Link" text:visited-style-name="Index_20_Link">Přispěvatelé<text:tab/>2</text:a></text:p>
          <text:p text:style-name="P26"><text:a xlink:type="simple" xlink:href="#__RefHeading__5640_1566568644" text:style-name="Index_20_Link" text:visited-style-name="Index_20_Link">Zpětná vazba<text:tab/>2</text:a></text:p>
          <text:p text:style-name="P26"><text:a xlink:type="simple" xlink:href="#__RefHeading__5642_1566568644" text:style-name="Index_20_Link" text:visited-style-name="Index_20_Link">Poděkování<text:tab/>2</text:a></text:p>
          <text:p text:style-name="P26"><text:a xlink:type="simple" xlink:href="#__RefHeading__5644_1566568644" text:style-name="Index_20_Link" text:visited-style-name="Index_20_Link">Datum vydání a verze programu<text:tab/>2</text:a></text:p>
          <text:p text:style-name="P27"><text:a xlink:type="simple" xlink:href="#__RefHeading__5648_1566568644" text:style-name="Index_20_Link" text:visited-style-name="Index_20_Link">Úvod<text:tab/>4</text:a></text:p>
          <text:p text:style-name="P26"><text:a xlink:type="simple" xlink:href="#__RefHeading___Toc1325_1404361889" text:style-name="Index_20_Link" text:visited-style-name="Index_20_Link">Asistenční pomůcky v LibreOffice<text:tab/>4</text:a></text:p>
          <text:p text:style-name="P26"><text:a xlink:type="simple" xlink:href="#__RefHeading__6646_1474499666" text:style-name="Index_20_Link" text:visited-style-name="Index_20_Link">Tip pro uživatele systému Macintosh<text:tab/>4</text:a></text:p>
          <text:p text:style-name="P26"><text:a xlink:type="simple" xlink:href="#__RefHeading___Toc1359_1404361889" text:style-name="Index_20_Link" text:visited-style-name="Index_20_Link">Získání nápovědy<text:tab/>4</text:a></text:p>
          <text:p text:style-name="P27"><text:a xlink:type="simple" xlink:href="#__RefHeading__3055_280305268" text:style-name="Index_20_Link" text:visited-style-name="Index_20_Link">Obecné klávesové zkratky<text:tab/>5</text:a></text:p>
          <text:p text:style-name="P26"><text:a xlink:type="simple" xlink:href="#__RefHeading__7990_1196992793" text:style-name="Index_20_Link" text:visited-style-name="Index_20_Link">Otevírání nabídky a položek nabídky<text:tab/>5</text:a></text:p>
          <text:p text:style-name="P26"><text:a xlink:type="simple" xlink:href="#__RefHeading__9176_964876837" text:style-name="Index_20_Link" text:visited-style-name="Index_20_Link">Přístup k příkazům hlavní nabídky<text:tab/>5</text:a></text:p>
          <text:p text:style-name="P26"><text:a xlink:type="simple" xlink:href="#__RefHeading__2804_1683030460" text:style-name="Index_20_Link" text:visited-style-name="Index_20_Link">Spuštění příkazu nástrojové lišty<text:tab/>5</text:a></text:p>
          <text:p text:style-name="P27"><text:a xlink:type="simple" xlink:href="#__RefHeading__9178_964876837" text:style-name="Index_20_Link" text:visited-style-name="Index_20_Link">Navigace a výběr pomocí klávesnice<text:tab/>6</text:a></text:p>
          <text:p text:style-name="P27"><text:a xlink:type="simple" xlink:href="#__RefHeading__3057_280305268" text:style-name="Index_20_Link" text:visited-style-name="Index_20_Link">Ovládání dialogových oken<text:tab/>6</text:a></text:p>
          <text:p text:style-name="P27"><text:a xlink:type="simple" xlink:href="#__RefHeading__9180_964876837" text:style-name="Index_20_Link" text:visited-style-name="Index_20_Link">Ovládání maker<text:tab/>7</text:a></text:p>
          <text:p text:style-name="P27"><text:a xlink:type="simple" xlink:href="#__RefHeading__3063_280305268" text:style-name="Index_20_Link" text:visited-style-name="Index_20_Link">Správa dokumentů<text:tab/>7</text:a></text:p>
          <text:p text:style-name="P27"><text:a xlink:type="simple" xlink:href="#__RefHeading__3065_280305268" text:style-name="Index_20_Link" text:visited-style-name="Index_20_Link">Úprava dokumentů<text:tab/>7</text:a></text:p>
          <text:p text:style-name="P27"><text:a xlink:type="simple" xlink:href="#__RefHeading__4070_474125404" text:style-name="Index_20_Link" text:visited-style-name="Index_20_Link">Výběr řádků a sloupců v databázové tabulce otevřené pomocí F4<text:tab/>8</text:a></text:p>
          <text:p text:style-name="P27"><text:a xlink:type="simple" xlink:href="#__RefHeading__5929_1920147500" text:style-name="Index_20_Link" text:visited-style-name="Index_20_Link">Klávesové zkratky pro objekty kresby<text:tab/>8</text:a></text:p>
          <text:p text:style-name="P27"><text:a xlink:type="simple" xlink:href="#__RefHeading__3071_280305268" text:style-name="Index_20_Link" text:visited-style-name="Index_20_Link">Určení klávesových zkratek<text:tab/>9</text:a></text:p>
          <text:p text:style-name="P27"><text:a xlink:type="simple" xlink:href="#__RefHeading__3073_280305268" text:style-name="Index_20_Link" text:visited-style-name="Index_20_Link">Více informací<text:tab/>9</text:a></text:p>
        </text:index-body>
      </text:table-of-content>
      <text:p text:style-name="Page_20_Break"/>
      <text:h text:style-name="P34" text:outline-level="1"><text:bookmark-start text:name="__RefHeading__5648_1566568644"/>Úvod<text:bookmark-end text:name="__RefHeading__5648_1566568644"/></text:h>
      <text:p text:style-name="P5">LibreOffice je možné používat i bez kurzorového zařízení, jako je například myš nebo touchpad, a to pomocí zabudovaných klávesových zkratek.</text:p>
      <text:p text:style-name="P28">Tato příloha uvádí seznam některých nejčastěji používaných zabudovaných klávesových zkratek, které je možné používat ve všech programech balíku LibreOffice. Klávesové zkratky, typické pro jednotlivé součásti Writer, Calc, Impress, Draw a Base, jsou uvedeny v příručkách k jednotlivým programům nebo je lze nalézt v nápovědě.</text:p>
      <text:list xml:id="list4020669505473120611" text:style-name="Heading_20_Note">
        <text:list-item>
          <text:p text:style-name="P41">Poznámka</text:p>
        </text:list-item>
      </text:list>
      <text:p text:style-name="P20">Některé zde uvedené klávesové zkratky nemusí fungovat, pokud je operační systém používá pro jiné účely.</text:p>
      <text:p text:style-name="P20">Takové konflikty můžeme vyřešit přiřazením jiné klávesové zkratky, a to buď změnou nastavení LibreOffice (kapitola 14) nebo operačního systému (informace je třeba vyhledat v jeho dokumentaci).</text:p>
      <text:h text:style-name="P40" text:outline-level="2"><text:bookmark-start text:name="__RefHeading___Toc1325_1404361889"/>Asistenční pomůcky v LibreOffice<text:bookmark-end text:name="__RefHeading___Toc1325_1404361889"/></text:h>
      <text:p text:style-name="P4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ktuální seznam podporovaných asistenčních pomůcek lze nalézt na wiki na stránce <text:a xlink:type="simple" xlink:href="http://wiki.documentfoundation.org/Accessibility" text:style-name="Internet_20_link" text:visited-style-name="Visited_20_Internet_20_Link">http://wiki.documentfoundation.org/Accessibility</text:a>.</text:p>
      <text:h text:style-name="P37" text:outline-level="2"><text:bookmark-start text:name="__RefHeading__6646_1474499666"/>Tip pro uživatele systému Macintosh<text:bookmark-end text:name="__RefHeading__6646_1474499666"/></text:h>
      <text:p text:style-name="P10">Některé klávesové zkratky a položky nabídky jsou v systému Mac jiné než v systémech Windows a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24">Windows nebo Linux</text:p>
          </table:table-cell>
          <table:table-cell table:style-name="Table10.A1" office:value-type="string">
            <text:p text:style-name="P24">Ekvivalent pro Mac</text:p>
          </table:table-cell>
          <table:table-cell table:style-name="Table10.A1" office:value-type="string">
            <text:p text:style-name="P24">Význam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Klepnutí pravým tlačítkem</text:span></text:p>
          </table:table-cell>
          <table:table-cell table:style-name="Table10.A2" office:value-type="string">
            <text:p text:style-name="P14">Control+klepnutí a/nebo klepnutí pravým tlačítkem v závislosti na operačním systému počítače</text:p>
          </table:table-cell>
          <table:table-cell table:style-name="Table10.C2" office:value-type="string">
            <text:p text:style-name="P14">Otevře se místní nabídka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Ctrl</text:span> (<text:span text:style-name="LOKeystroke">Control</text:span>)</text:p>
          </table:table-cell>
          <table:table-cell table:style-name="Table10.A2" office:value-type="string">
            <text:p text:style-name="P14">⌘ (<text:span text:style-name="LOKeystroke">Command</text:span>)</text:p>
          </table:table-cell>
          <table:table-cell table:style-name="Table10.A2" office:value-type="string">
            <text:p text:style-name="P14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5</text:span></text:p>
          </table:table-cell>
          <table:table-cell table:style-name="Table10.A2" office:value-type="string">
            <text:p text:style-name="P14"><text:span text:style-name="LOKeystroke">Shift</text:span>+⌘+<text:span text:style-name="LOKeystroke">F5</text:span></text:p>
          </table:table-cell>
          <table:table-cell table:style-name="Table10.A2" office:value-type="string">
            <text:p text:style-name="P14">Otevřete Navigátor</text:p>
          </table:table-cell>
        </table:table-row>
        <table:table-row table:style-name="Table10.1">
          <table:table-cell table:style-name="Table10.A2" office:value-type="string">
            <text:p text:style-name="P14"><text:span text:style-name="LOKeystroke">F11</text:span></text:p>
          </table:table-cell>
          <table:table-cell table:style-name="Table10.A2" office:value-type="string">
            <text:p text:style-name="P14">⌘+<text:span text:style-name="LOKeystroke">T</text:span></text:p>
          </table:table-cell>
          <table:table-cell table:style-name="Table10.A2" office:value-type="string">
            <text:p text:style-name="P14">Otevře okno Styly a formátování.</text:p>
          </table:table-cell>
        </table:table-row>
      </table:table>
      <text:h text:style-name="P38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3">Klávesové zkratky</text:p>
            </table:table-cell>
            <table:table-cell table:style-name="Table4.A1" office:value-type="string">
              <text:p text:style-name="P23">Výsledek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5"><text:span text:style-name="LOKeystroke">F1</text:span></text:p>
          </table:table-cell>
          <table:table-cell table:style-name="Table4.B5" office:value-type="string">
            <text:p text:style-name="P25">Otevře se dialogové okno nápovědy programu LibreOffice. V nápovědě LibreOffice: přejde se na první stranu zvolené karty.</text:p>
          </table:table-cell>
        </table:table-row>
        <table:table-row table:style-name="Table4.1">
          <table:table-cell table:style-name="Table4.A3" office:value-type="string">
            <text:p text:style-name="P25"><text:span text:style-name="LOKeystroke">Shift+F1</text:span></text:p>
          </table:table-cell>
          <table:table-cell table:style-name="Table4.B3" office:value-type="string">
            <text:p text:style-name="P25">Kurzor se přepne do režimu <text:span text:style-name="LOEmphasis">Co je to?</text:span> se symbolem otazníku. Zobrazí se tip pro položku pod kurzorem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Shift+F2</text:span></text:p>
          </table:table-cell>
          <table:table-cell table:style-name="Table4.B5" office:value-type="string">
            <text:p text:style-name="P25">Zobrazí se tip pro vybranou položku.</text:p>
          </table:table-cell>
        </table:table-row>
        <table:table-row table:style-name="Table4.1">
          <table:table-cell table:style-name="Table4.A2" office:value-type="string">
            <text:p text:style-name="P25"><text:span text:style-name="LOKeystroke">Esc</text:span></text:p>
          </table:table-cell>
          <table:table-cell table:style-name="Table4.B5" office:value-type="string">
            <text:p text:style-name="P25">V nápovědě LibreOffice: přejde se o úroveň výš.</text:p>
          </table:table-cell>
        </table:table-row>
      </table:table>
      <text:h text:style-name="P31" text:outline-level="1"><text:bookmark-start text:name="__RefHeading__3055_280305268"/><text:soft-page-break/>Obecné klávesové zkratky<text:bookmark-end text:name="__RefHeading__3055_280305268"/></text:h>
      <text:h text:style-name="P39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2">Klávesové zkratky</text:p>
            </table:table-cell>
            <table:table-cell table:style-name="Table8.A1" office:value-type="string">
              <text:p text:style-name="P22">Výsledek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2"><text:span text:style-name="LOKeystroke">Alt+&lt;?&gt;</text:span></text:p>
          </table:table-cell>
          <table:table-cell table:style-name="Table8.B2" office:value-type="string">
            <text:p text:style-name="P12">Otevře se nabídka, přičemž &lt;?&gt; je podtržené písmeno nabídky, kterou chceme otevřít. Například <text:span text:style-name="LOKeystroke">Alt+F</text:span> otevře nabídku <text:span text:style-name="LOMenuPath">Soubor.</text:span></text:p>
            <text:p text:style-name="P12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12">Příklad: pokud chceme vybrat položku <text:span text:style-name="LOMenuPath">Řídicí znaky</text:span> v nabídce <text:span text:style-name="LOMenuPath">Zobrazit</text:span>, dvakrát stiskneme klávesu <text:span text:style-name="LOKeystroke">R</text:span>, abychom se z úvodního výběru položky <text:span text:style-name="LOMenuPath">Pravítko</text:span> přesunuli na <text:span text:style-name="LOMenuPath">Řídicí znaky</text:span>.</text:p>
            <text:p text:style-name="P12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  <table:table-row table:style-name="Table8.4">
          <table:table-cell table:style-name="Table8.A2" office:value-type="string">
            <text:p text:style-name="P12"><text:span text:style-name="LOKeystroke">F6</text:span></text:p>
          </table:table-cell>
          <table:table-cell table:style-name="Table8.A2" office:value-type="string">
            <text:p text:style-name="P12">Opakované stisknutí <text:span text:style-name="LOKeystroke">F6</text:span> opětovně aktivuje následující objekty:</text:p>
            <text:list xml:id="list3899910021773609243" text:style-name="L1">
              <text:list-item>
                <text:p text:style-name="P29">Hlavní nabídka</text:p>
              </text:list-item>
              <text:list-item>
                <text:p text:style-name="P29">Každou nástrojovou lištu ve směru shora dolů a zleva doprava</text:p>
              </text:list-item>
              <text:list-item>
                <text:p text:style-name="P29">Všechna volná okna zleva doprava</text:p>
              </text:list-item>
              <text:list-item>
                <text:p text:style-name="P29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12"><text:span text:style-name="LOKeystroke">Shift+F6</text:span></text:p>
          </table:table-cell>
          <table:table-cell table:style-name="Table8.A2" office:value-type="string">
            <text:p text:style-name="P12">Objekty se aktivují v opačném pořadí.</text:p>
          </table:table-cell>
        </table:table-row>
        <table:table-row table:style-name="Table8.6">
          <table:table-cell table:style-name="Table8.A2" office:value-type="string">
            <text:p text:style-name="P12"><text:span text:style-name="LOKeystroke">Ctrl+F6</text:span></text:p>
          </table:table-cell>
          <table:table-cell table:style-name="Table8.A2" office:value-type="string">
            <text:p text:style-name="P12">Aktivuje se dokument.</text:p>
          </table:table-cell>
        </table:table-row>
        <table:table-row table:style-name="Table8.7">
          <table:table-cell table:style-name="Table8.A2" office:value-type="string">
            <text:p text:style-name="P12"><text:span text:style-name="LOKeystroke">F10 </text:span>nebo<text:span text:style-name="LOKeystroke"> Alt</text:span></text:p>
          </table:table-cell>
          <table:table-cell table:style-name="Table8.A2" office:value-type="string">
            <text:p text:style-name="P12">Přepíná do hlavní nabídky a zpět.</text:p>
          </table:table-cell>
        </table:table-row>
        <table:table-row table:style-name="Table8.8">
          <table:table-cell table:style-name="Table8.A2" office:value-type="string">
            <text:p text:style-name="P12"><text:span text:style-name="LOKeystroke">Esc</text:span></text:p>
          </table:table-cell>
          <table:table-cell table:style-name="Table8.A2" office:value-type="string">
            <text:p text:style-name="P12">Zavře se otevřená nabídka.</text:p>
          </table:table-cell>
        </table:table-row>
      </table:table>
      <text:h text:style-name="P39" text:outline-level="2"><text:bookmark-start text:name="__RefHeading__9176_964876837"/>Přístup k příkazům hlavní nabídky<text:bookmark-end text:name="__RefHeading__9176_964876837"/></text:h>
      <text:p text:style-name="P5">Pokud stiskneme <text:span text:style-name="LOKeystroke">Alt</text:span> <text:span text:style-name="LOKeystroke"/> nebo <text:span text:style-name="LOKeystroke">F10</text:span>, otevřeme první položku v hlavní nabídce (podnabídku <text:span text:style-name="LOMenuPath">Soubor</text:span>). Pokud stiskneme <text:span text:style-name="LOKeystroke">šipku vpravo</text:span>, přejdeme na následující podnabídku, pokud stiskneme <text:span text:style-name="LOKeystroke">šipku vlevo</text:span>, přejdeme na předchozí podnabídku. Pomocí kláves <text:span text:style-name="LOKeystroke">Home</text:span> a <text:span text:style-name="LOKeystroke">End</text:span> přejdeme na první a poslední položku v hlavní nabídce.</text:p>
      <text:p text:style-name="P5">Klávesou <text:span text:style-name="LOKeystroke">šipka dolů</text:span> otevřeme vybranou podnabídku. Dalším stisknutím <text:span text:style-name="LOKeystroke">šipky dolů</text:span> nebo <text:span text:style-name="LOKeystroke">šipky nahoru</text:span> se výběr položky přesune mezi příkazy nabídky. <text:span text:style-name="LOKeystroke">Šipka vpravo</text:span> otevře existující podnabídku.</text:p>
      <text:p text:style-name="P5">Stisknutím <text:span text:style-name="LOKeystroke">Enter</text:span> se vybraný příkaz provede.</text:p>
      <text:h text:style-name="P39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5">Opakovaně stiskneme <text:span text:style-name="LOKeystroke">F6</text:span>, dokud se neaktivuje požadovaný panel nástrojů. Na vodorovné liště použijeme pro výběr ikony šipku doprava nebo doleva. Podobně, na svislé liště použijeme na výběr ikony šipku nahoru nebo dolů. Klávesa <text:span text:style-name="LOKeystroke">Home</text:span> aktivuje první ikonu panelu, zatímco klávesu <text:span text:style-name="LOKeystroke">End</text:span> vybere poslední.</text:p>
      <text:p text:style-name="Text_20_body">Stisknutím <text:span text:style-name="LOKeystroke">Enter</text:span> se vybraný příkaz přiřazený ikoně vykoná. Pokud vybraná ikona požaduje následné použití myši, například nakreslení čtverce nebo výběr objektu, potom stisk klávesy <text:span text:style-name="LOKeystroke">Enter</text:span> nepostačuje a je třeba stisknout <text:span text:style-name="LOKeystroke">Ctrl+Enter</text:span>.</text:p>
      <text:p text:style-name="Text_20_body"><text:soft-page-break/>Kombinaci <text:span text:style-name="LOKeystroke">Ctrl+Enter</text:span> stiskneme na ikoně nástroje pro vytváření grafických objektů. Objekt kresby se vloží do středu pohledu v přednastavené velikosti.</text:p>
      <text:p text:style-name="Text_20_body">Kombinaci <text:span text:style-name="LOKeystroke">Ctrl+Enter</text:span> stiskneme na ikoně nástroje pro výběr objektů. Pokud vybraný objekt chceme upravit nebo přesunout, musíme nejdříve stisknutím <text:span text:style-name="LOKeystroke">Ctrl+F6</text:span> aktivovat oblast dokumentu.</text:p>
      <text:h text:style-name="P32" text:outline-level="1"><text:bookmark-start text:name="__RefHeading__9178_964876837"/>Navigace a výběr pomocí klávesnice<text:bookmark-end text:name="__RefHeading__9178_964876837"/></text:h>
      <text:p text:style-name="P21">Procházet dokument a provádět výběr je možné i pomocí klávesnice.</text:p>
      <text:list xml:id="list4038283379170830202" text:style-name="List_20_1">
        <text:list-item>
          <text:p text:style-name="P42">Pro přesun kurzoru stiskněte klávesu nebo kombinaci kláves podle následující tabulky.</text:p>
        </text:list-item>
        <text:list-item>
          <text:p text:style-name="P42">Pokud chceme znaky pod kurzorem vybrat, během jeho posunu přidržíme i klávesu <text:span text:style-name="LOKeystroke">Shift</text:span>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 table:style-name="Table14.1">
            <table:table-cell table:style-name="Table14.A1" office:value-type="string">
              <text:p text:style-name="P22">Klávesa</text:p>
            </table:table-cell>
            <table:table-cell table:style-name="Table14.A1" office:value-type="string">
              <text:p text:style-name="P22">Funkce</text:p>
            </table:table-cell>
            <table:table-cell table:style-name="Table14.A1" office:value-type="string">
              <text:p text:style-name="P22">S klávesou Ctrl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2"><text:span text:style-name="LOKeystroke">Šipka vlevo, vpravo</text:span></text:p>
          </table:table-cell>
          <table:table-cell table:style-name="Table14.B2" office:value-type="string">
            <text:p text:style-name="P12">Přesune kurzor o jeden znak vlevo nebo vpravo.</text:p>
          </table:table-cell>
          <table:table-cell table:style-name="Table14.C2" office:value-type="string">
            <text:p text:style-name="P12">Přesune kurzor o jedno slovo vlevo nebo vpravo.</text:p>
          </table:table-cell>
        </table:table-row>
        <table:table-row table:style-name="Table14.1">
          <table:table-cell table:style-name="Table14.A3" office:value-type="string">
            <text:p text:style-name="P12"><text:span text:style-name="LOKeystroke">Šipka nahoru, dolů</text:span></text:p>
          </table:table-cell>
          <table:table-cell table:style-name="Table14.B3" office:value-type="string">
            <text:p text:style-name="P12">Přesune kurzor o řádek nahoru nebo dolů.</text:p>
          </table:table-cell>
          <table:table-cell table:style-name="Table14.C3" office:value-type="string">
            <text:p text:style-name="P11">(<text:span text:style-name="LOKeystroke">Ctrl+Alt</text:span>) Přesune kurzor o řádek nahoru nebo dolů o jeden odstavec.</text:p>
          </table:table-cell>
        </table:table-row>
        <table:table-row table:style-name="Table14.1">
          <table:table-cell table:style-name="Table14.A2" office:value-type="string">
            <text:p text:style-name="P12"><text:span text:style-name="LOKeystroke">Home</text:span></text:p>
          </table:table-cell>
          <table:table-cell table:style-name="Table14.B4" office:value-type="string">
            <text:p text:style-name="P12">Přesune kurzor na začátek aktuálního řádku.</text:p>
          </table:table-cell>
          <table:table-cell table:style-name="Table14.C4" office:value-type="string">
            <text:p text:style-name="P12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12"><text:span text:style-name="LOKeystroke">End</text:span></text:p>
          </table:table-cell>
          <table:table-cell table:style-name="Table14.B5" office:value-type="string">
            <text:p text:style-name="P12">Přesune kurzor na konec aktuálního řádku.</text:p>
          </table:table-cell>
          <table:table-cell table:style-name="Table14.C5" office:value-type="string">
            <text:p text:style-name="P12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12"><text:span text:style-name="LOKeystroke">PgUp</text:span></text:p>
          </table:table-cell>
          <table:table-cell table:style-name="Table14.B6" office:value-type="string">
            <text:p text:style-name="P12">Přesune kurzor o stránku nahoru.</text:p>
          </table:table-cell>
          <table:table-cell table:style-name="Table14.C6" office:value-type="string">
            <text:p text:style-name="P12">Přesune kurzor do záhlaví.</text:p>
          </table:table-cell>
        </table:table-row>
        <table:table-row table:style-name="Table14.1">
          <table:table-cell table:style-name="Table14.A7" office:value-type="string">
            <text:p text:style-name="P12"><text:span text:style-name="LOKeystroke">PgDn</text:span></text:p>
          </table:table-cell>
          <table:table-cell table:style-name="Table14.B7" office:value-type="string">
            <text:p text:style-name="P12">Přesune kurzor o stránku dolů.</text:p>
          </table:table-cell>
          <table:table-cell table:style-name="Table14.C7" office:value-type="string">
            <text:p text:style-name="P12">Přesune kurzor do zápatí.</text:p>
          </table:table-cell>
        </table:table-row>
      </table:table>
      <text:h text:style-name="P32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5"><text:bookmark-start text:name="__RefHeading__7992_1196992793"/>Když otevřeme libovolné dialogové okno, jeden z jeho prvků (tlačítko, zaškrtávací pole, vstupní pole nebo přepínací pole) je zvýrazněn nebo označen bodí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">Klávesové zkratky</text:p>
            </table:table-cell>
            <table:table-cell table:style-name="Table7.A1" office:value-type="string">
              <text:p text:style-name="P22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2"><text:span text:style-name="LOKeystroke">Enter</text:span></text:p>
          </table:table-cell>
          <table:table-cell table:style-name="Table7.B9" office:value-type="string">
            <text:p text:style-name="P12">Aktivuje se vybrané tlačítko. Ve většině případů, pokud není aktivní žádné tlačítko, stisk <text:span text:style-name="LOKeystroke">Enter</text:span> je ekvivalentní kliknutí na tlačítko <text:span text:style-name="LOMenuPath">OK</text:span>.</text:p>
          </table:table-cell>
        </table:table-row>
        <table:table-row table:style-name="Table7.3">
          <table:table-cell table:style-name="Table7.A3" office:value-type="string">
            <text:p text:style-name="P12"><text:span text:style-name="LOKeystroke">Esc</text:span></text:p>
          </table:table-cell>
          <table:table-cell table:style-name="Table7.B7" office:value-type="string">
            <text:p text:style-name="P12">Dialogové okno se zavře bez uložení nebo použití změn provedených během jeho otevření. Ve většině případů platí, že stisknutí <text:span text:style-name="LOKeystroke">Esc</text:span> je ekvivalentní kliknutí na tlačítko Zrušit. Pokud je otevřen rozbalovací seznam, klávesa <text:span text:style-name="LOKeystroke">Esc</text:span> ho zavře.</text:p>
          </table:table-cell>
        </table:table-row>
        <table:table-row table:style-name="Table7.4">
          <table:table-cell table:style-name="Table7.A4" office:value-type="string">
            <text:p text:style-name="P12"><text:span text:style-name="LOKeystroke">Mezerník</text:span></text:p>
          </table:table-cell>
          <table:table-cell table:style-name="Table7.B9" office:value-type="string">
            <text:p text:style-name="P12">Zaškrtne prázdné zaškrtávací pole. Zruší se zaškrtnutí zaškrtávacího pole.</text:p>
          </table:table-cell>
        </table:table-row>
        <table:table-row table:style-name="Table7.5">
          <table:table-cell table:style-name="Table7.A3" office:value-type="string">
            <text:p text:style-name="P12"><text:span text:style-name="LOKeystroke">Šipka nahoru, dolů</text:span></text:p>
          </table:table-cell>
          <table:table-cell table:style-name="Table7.B7" office:value-type="string">
            <text:p text:style-name="P12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A6" office:value-type="string">
            <text:p text:style-name="P12"><text:span text:style-name="LOKeystroke">Šipky doleva a doprava</text:span></text:p>
          </table:table-cell>
          <table:table-cell table:style-name="Table7.B9" office:value-type="string">
            <text:p text:style-name="P12">V rámci části dialogového okna se zaměření přesouvá ve vodorovném směru.</text:p>
          </table:table-cell>
        </table:table-row>
        <table:table-row table:style-name="Table7.7">
          <table:table-cell table:style-name="Table7.A3" office:value-type="string">
            <text:p text:style-name="P12"><text:span text:style-name="LOKeystroke">Tabulátor</text:span></text:p>
          </table:table-cell>
          <table:table-cell table:style-name="Table7.B7" office:value-type="string">
            <text:p text:style-name="P12">Zaměření se přesune na následující část nebo prvek dialogového okna.</text:p>
          </table:table-cell>
        </table:table-row>
        <table:table-row table:style-name="Table7.8">
          <table:table-cell table:style-name="Table7.A6" office:value-type="string">
            <text:p text:style-name="P12"><text:span text:style-name="LOKeystroke">Shift+Tabulátor</text:span></text:p>
          </table:table-cell>
          <table:table-cell table:style-name="Table7.B9" office:value-type="string">
            <text:p text:style-name="P12">Zaměření se vrátí na předchozí část nebo prvek dialogového okna.</text:p>
          </table:table-cell>
        </table:table-row>
        <table:table-row table:style-name="Table7.9">
          <table:table-cell table:style-name="Table7.A6" office:value-type="string">
            <text:p text:style-name="P12"><text:span text:style-name="LOKeystroke">Alt+šipka dolů</text:span></text:p>
          </table:table-cell>
          <table:table-cell table:style-name="Table7.B9" office:value-type="string">
            <text:p text:style-name="P12">Zobrazí se položky rozbalovacího seznamu.</text:p>
          </table:table-cell>
        </table:table-row>
      </table:table>
      <text:h text:style-name="P32" text:outline-level="1"><text:bookmark-start text:name="__RefHeading__9180_964876837"/><text:soft-page-break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">Klávesové zkratky</text:p>
            </table:table-cell>
            <table:table-cell table:style-name="Table1.A1" office:value-type="string">
              <text:p text:style-name="P22">Výsledek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2"><text:span text:style-name="LOKeystroke"> Ctrl+*</text:span> (znak násobení, pouze na numerické klávesnici)</text:p>
          </table:table-cell>
          <table:table-cell table:style-name="Table1.A2" office:value-type="string">
            <text:p text:style-name="P12">Spustí pole makra (Více informací o makrech se nachází v kapitole 9.)</text:p>
          </table:table-cell>
        </table:table-row>
        <table:table-row table:style-name="Table1.1">
          <table:table-cell table:style-name="Table1.A2" office:value-type="string">
            <text:p text:style-name="P12"><text:span text:style-name="LOKeystroke">Shift+Ctrl+Q</text:span></text:p>
          </table:table-cell>
          <table:table-cell table:style-name="Table1.A2" office:value-type="string">
            <text:p text:style-name="P12">Běžící makro se zastaví.</text:p>
          </table:table-cell>
        </table:table-row>
      </table:table>
      <text:h text:style-name="P32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2">Klávesové zkratky</text:p>
            </table:table-cell>
            <table:table-cell table:style-name="Table5.A1" office:value-type="string">
              <text:p text:style-name="P22">Výsledek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2"><text:span text:style-name="LOKeystroke">Ctrl+F4</text:span> nebo <text:span text:style-name="LOKeystroke">Alt+F4</text:span></text:p>
          </table:table-cell>
          <table:table-cell table:style-name="Table5.B2" office:value-type="string">
            <text:p text:style-name="P12">Aktuální dokument se zavře. Pokud je zavřený poslední otevřený dokument, zavře se celý LibreOffic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O</text:span></text:p>
          </table:table-cell>
          <table:table-cell table:style-name="Table5.B3" office:value-type="string">
            <text:p text:style-name="P12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+S</text:span></text:p>
          </table:table-cell>
          <table:table-cell table:style-name="Table5.B4" office:value-type="string">
            <text:p text:style-name="P12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N</text:span></text:p>
          </table:table-cell>
          <table:table-cell table:style-name="Table5.B5" office:value-type="string">
            <text:p text:style-name="P12">Vytvoří nový dokument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+Ctrl+N</text:span></text:p>
          </table:table-cell>
          <table:table-cell table:style-name="Table5.B6" office:value-type="string">
            <text:p text:style-name="P12">Otevře se dialogové okno Šablony a dokumenty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Ctrl+P</text:span></text:p>
          </table:table-cell>
          <table:table-cell table:style-name="Table5.B7" office:value-type="string">
            <text:p text:style-name="P12">Otevře se dialogové okno Tisk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Ctrl+Q</text:span></text:p>
          </table:table-cell>
          <table:table-cell table:style-name="Table5.B8" office:value-type="string">
            <text:p text:style-name="P12">Aplikace se zavře.</text:p>
          </table:table-cell>
        </table:table-row>
        <table:table-row table:style-name="Table5.1">
          <table:table-cell table:style-name="Table5.A3" office:value-type="string">
            <text:p text:style-name="P12"><text:span text:style-name="LOKeystroke">Del</text:span></text:p>
          </table:table-cell>
          <table:table-cell table:style-name="Table5.B9" office:value-type="string">
            <text:p text:style-name="P13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Shift+Del</text:span></text:p>
          </table:table-cell>
          <table:table-cell table:style-name="Table5.B10" office:value-type="string">
            <text:p text:style-name="P12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12"><text:span text:style-name="LOKeystroke">Backspace</text:span></text:p>
          </table:table-cell>
          <table:table-cell table:style-name="Table5.B11" office:value-type="string">
            <text:p text:style-name="P12">V dialogových oknech Uložit a Otevřít zobrazuje obsah nadřazené složky aktuálního adresáře.</text:p>
          </table:table-cell>
        </table:table-row>
      </table:table>
      <text:h text:style-name="P32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2">Klávesové zkratky</text:p>
            </table:table-cell>
            <table:table-cell table:style-name="Table6.A1" office:value-type="string">
              <text:p text:style-name="P22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12"><text:span text:style-name="LOKeystroke">Ctrl+X, Shift+Del</text:span></text:p>
          </table:table-cell>
          <table:table-cell table:style-name="Table6.A2" office:value-type="string">
            <text:p text:style-name="P12">Vybrané položky se vyjmou.</text:p>
          </table:table-cell>
        </table:table-row>
        <table:table-row table:style-name="Table6.3">
          <table:table-cell table:style-name="Table6.A3" office:value-type="string">
            <text:p text:style-name="P12"><text:span text:style-name="LOKeystroke">Ctrl+C, Ctrl+Ins</text:span></text:p>
          </table:table-cell>
          <table:table-cell table:style-name="Table6.A3" office:value-type="string">
            <text:p text:style-name="P12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12"><text:span text:style-name="LOKeystroke">Ctrl+V, Shift+Ins</text:span></text:p>
          </table:table-cell>
          <table:table-cell table:style-name="Table6.A2" office:value-type="string">
            <text:p text:style-name="P12">Zkopírované nebo vyjmuté položky se vloží ze systémové schránky na místo kurzoru.</text:p>
          </table:table-cell>
        </table:table-row>
        <table:table-row table:style-name="Table6.5">
          <table:table-cell table:style-name="Table6.A3" office:value-type="string">
            <text:p text:style-name="P12"><text:span text:style-name="LOKeystroke">Ctrl+Shift+V</text:span></text:p>
          </table:table-cell>
          <table:table-cell table:style-name="Table6.A3" office:value-type="string">
            <text:p text:style-name="P12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12"><text:span text:style-name="LOKeystroke">Ctrl+A</text:span></text:p>
          </table:table-cell>
          <table:table-cell table:style-name="Table6.A2" office:value-type="string">
            <text:p text:style-name="P12">Vybere vše.</text:p>
          </table:table-cell>
        </table:table-row>
        <table:table-row table:style-name="Table6.7">
          <table:table-cell table:style-name="Table6.A3" office:value-type="string">
            <text:p text:style-name="P12"><text:span text:style-name="LOKeystroke">Ctrl+Z</text:span></text:p>
          </table:table-cell>
          <table:table-cell table:style-name="Table6.A3" office:value-type="string">
            <text:p text:style-name="P12">Vrátí poslední akci.</text:p>
          </table:table-cell>
        </table:table-row>
        <table:table-row table:style-name="Table6.8">
          <table:table-cell table:style-name="Table6.A2" office:value-type="string">
            <text:p text:style-name="P12"><text:span text:style-name="LOKeystroke">Ctrl+Y</text:span></text:p>
          </table:table-cell>
          <table:table-cell table:style-name="Table6.A2" office:value-type="string">
            <text:p text:style-name="P12">Znovu provede poslední akci.</text:p>
          </table:table-cell>
        </table:table-row>
        <table:table-row table:style-name="Table6.9">
          <table:table-cell table:style-name="Table6.A3" office:value-type="string">
            <text:p text:style-name="P12"><text:span text:style-name="LOKeystroke">Ctrl+Shift+Y</text:span></text:p>
          </table:table-cell>
          <table:table-cell table:style-name="Table6.A3" office:value-type="string">
            <text:p text:style-name="P12">Zopakuje poslední příkaz.</text:p>
          </table:table-cell>
        </table:table-row>
        <table:table-row table:style-name="Table6.10">
          <table:table-cell table:style-name="Table6.A2" office:value-type="string">
            <text:p text:style-name="P12"><text:span text:style-name="LOKeystroke">Ctrl+F</text:span></text:p>
          </table:table-cell>
          <table:table-cell table:style-name="Table6.A2" office:value-type="string">
            <text:p text:style-name="P12">Zobrazí nástrojovou lištu Najít</text:p>
          </table:table-cell>
        </table:table-row>
        <text:soft-page-break/>
        <table:table-row table:style-name="Table6.11">
          <table:table-cell table:style-name="Table6.A2" office:value-type="string">
            <text:p text:style-name="P12"><text:span text:style-name="LOKeystroke">Ctrl+H</text:span></text:p>
          </table:table-cell>
          <table:table-cell table:style-name="Table6.A2" office:value-type="string">
            <text:p text:style-name="P12">Zobrazí se dialogové okno Najít a nahradit</text:p>
          </table:table-cell>
        </table:table-row>
        <table:table-row table:style-name="Table6.12">
          <table:table-cell table:style-name="Table6.A3" office:value-type="string">
            <text:p text:style-name="P12"><text:span text:style-name="LOKeystroke">Ctrl+Shift+F</text:span></text:p>
          </table:table-cell>
          <table:table-cell table:style-name="Table6.A3" office:value-type="string">
            <text:p text:style-name="P12">Vyhledá posledně hledaný termín.</text:p>
          </table:table-cell>
        </table:table-row>
        <table:table-row table:style-name="Table6.13">
          <table:table-cell table:style-name="Table6.A2" office:value-type="string">
            <text:p text:style-name="P12"><text:span text:style-name="LOKeystroke">Ctrl+Shift+R</text:span></text:p>
          </table:table-cell>
          <table:table-cell table:style-name="Table6.A2" office:value-type="string">
            <text:p text:style-name="P12">Obnoví (překreslí) se zobrazení dokumentu.</text:p>
          </table:table-cell>
        </table:table-row>
        <table:table-row table:style-name="Table6.14">
          <table:table-cell table:style-name="Table6.A2" office:value-type="string">
            <text:p text:style-name="P12"><text:span text:style-name="LOKeystroke">Ctrl+Shift+I</text:span></text:p>
          </table:table-cell>
          <table:table-cell table:style-name="Table6.A2" office:value-type="string">
            <text:p text:style-name="P12">Zobrazí se nebo skryje kurzor v textu jen pro čtení.</text:p>
          </table:table-cell>
        </table:table-row>
      </table:table>
      <text:h text:style-name="P32" text:outline-level="1"><text:bookmark-start text:name="__RefHeading__4070_474125404"/>Výběr řádků a sloupců v <text:alphabetical-index-mark text:string-value="databázové tabulky"/> databázové tabulce otevřené pomocí F4<text:bookmark-end text:name="__RefHeading__4070_474125404"/></text:h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2">Klávesové zkratky</text:p>
            </table:table-cell>
            <table:table-cell table:style-name="Table9.A1" office:value-type="string">
              <text:p text:style-name="P22">Výsledek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2"><text:span text:style-name="LOKeystroke">Mezerník</text:span></text:p>
          </table:table-cell>
          <table:table-cell table:style-name="Table9.A2" office:value-type="string">
            <text:p text:style-name="P12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Mezerník</text:span></text:p>
          </table:table-cell>
          <table:table-cell table:style-name="Table9.A2" office:value-type="string">
            <text:p text:style-name="P12">Přepne se výběr řádku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Shift+Mezerník</text:span></text:p>
          </table:table-cell>
          <table:table-cell table:style-name="Table9.A2" office:value-type="string">
            <text:p text:style-name="P12">Označí aktuální sloupec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Page Up</text:span></text:p>
          </table:table-cell>
          <table:table-cell table:style-name="Table9.A2" office:value-type="string">
            <text:p text:style-name="P12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12"><text:span text:style-name="LOKeystroke">Ctrl+Page Down</text:span></text:p>
          </table:table-cell>
          <table:table-cell table:style-name="Table9.A2" office:value-type="string">
            <text:p text:style-name="P12">Kurzor se přesune na poslední řádek.</text:p>
          </table:table-cell>
        </table:table-row>
      </table:table>
      <text:h text:style-name="P32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2">Klávesové zkratky</text:p>
            </table:table-cell>
            <table:table-cell table:style-name="Table13.A1" office:value-type="string">
              <text:p text:style-name="P22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2">Pomocí <text:span text:style-name="LOKeystroke">F6</text:span> aktivujeme nástrojovou lištu. Pomocí <text:span text:style-name="LOKeystroke">šipky dolů</text:span> a <text:span text:style-name="LOKeystroke">vpravo</text:span> vybereme požadovanou ikonu na liště a stiskneme <text:span text:style-name="LOKeystroke">Ctrl+Enter</text:span></text:p>
          </table:table-cell>
          <table:table-cell table:style-name="Table13.A2" office:value-type="string">
            <text:p text:style-name="P12">Vloží objekt kresby.</text:p>
          </table:table-cell>
        </table:table-row>
        <table:table-row table:style-name="Table13.1">
          <table:table-cell table:style-name="Table13.A2" office:value-type="string">
            <text:p text:style-name="P12">Pomocí <text:span text:style-name="LOKeystroke">Ctrl+F6</text:span> aktivujeme plochu dokumentu a stiskneme <text:span text:style-name="LOKeystroke">Tab</text:span>.</text:p>
          </table:table-cell>
          <table:table-cell table:style-name="Table13.A2" office:value-type="string">
            <text:p text:style-name="P12">Vybere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Tabulátor</text:span></text:p>
          </table:table-cell>
          <table:table-cell table:style-name="Table13.A2" office:value-type="string">
            <text:p text:style-name="P12">Vybere dalš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+Tabulátor</text:span></text:p>
          </table:table-cell>
          <table:table-cell table:style-name="Table13.A2" office:value-type="string">
            <text:p text:style-name="P12">Vybere předchoz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Home</text:span></text:p>
          </table:table-cell>
          <table:table-cell table:style-name="Table13.A2" office:value-type="string">
            <text:p text:style-name="P12">Vybere prv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d</text:span></text:p>
          </table:table-cell>
          <table:table-cell table:style-name="Table13.A2" office:value-type="string">
            <text:p text:style-name="P12">Vybere poslední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Ukončí výběr objektů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 Esc</text:span> (v režimu ručního výběru)</text:p>
          </table:table-cell>
          <table:table-cell table:style-name="Table13.A2" office:value-type="string">
            <text:p text:style-name="P12">Ukončí režim ručního výběru a vrátí se do režimu výběru objekt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Šipka nahoru/dolů/doleva/doprava</text:span></text:p>
          </table:table-cell>
          <table:table-cell table:style-name="Table13.A2" office:value-type="string">
            <text:p text:style-name="P12">Přesune vybraný bod (funkce pro přichycení k mřížce jsou dočasně vypnuty, ale koncové body se i tak přichytávají k sobě).</text:p>
          </table:table-cell>
        </table:table-row>
        <text:soft-page-break/>
        <table:table-row table:style-name="Table13.1">
          <table:table-cell table:style-name="Table13.A2" office:value-type="string">
            <text:p text:style-name="P12"><text:span text:style-name="LOKeystroke">Alt+šipka nahoru/dolů/vlevo/vpravo</text:span></text:p>
          </table:table-cell>
          <table:table-cell table:style-name="Table13.A2" office:value-type="string">
            <text:p text:style-name="P12">Vybraný objekt se posune o jeden pixel (v režimu výběru objektu).</text:p>
            <text:p text:style-name="P12">Změní velikost objektu kresby (v režimu ručního výběru)</text:p>
            <text:p text:style-name="P12">Grafický objekt se otočí (v režimu rotace).</text:p>
            <text:p text:style-name="P12">Otevře se dialogové okno pro úpravu vlastností objektu kresby.</text:p>
            <text:p text:style-name="P12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Mezerník</text:span></text:p>
          </table:table-cell>
          <table:table-cell table:style-name="Table13.A2" office:value-type="string">
            <text:p text:style-name="P12">Vybere bod objektu kresby (v režimu Výběr bodů) / Zruší výběr.</text:p>
            <text:p text:style-name="P12">Vybraný bod krátce blikne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Shift+Mezerník</text:span></text:p>
          </table:table-cell>
          <table:table-cell table:style-name="Table13.A2" office:value-type="string">
            <text:p text:style-name="P12">Vybere další bod v režimu Výběr bodů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Tab</text:span></text:p>
          </table:table-cell>
          <table:table-cell table:style-name="Table13.A2" office:value-type="string">
            <text:p text:style-name="P12">Vybere se následující bod grafického objektu (v režimu výběru bodů) / Zruší výběr.</text:p>
            <text:p text:style-name="P12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Shift+Tab</text:span></text:p>
          </table:table-cell>
          <table:table-cell table:style-name="Table13.A2" office:value-type="string">
            <text:p text:style-name="P12">Vybere se předchozí bod grafického objektu (v režimu výběru bodů) / Zruší výběr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</text:p>
          </table:table-cell>
          <table:table-cell table:style-name="Table13.A2" office:value-type="string">
            <text:p text:style-name="P12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Ctrl+Enter</text:span> na ikoně Výběr</text:p>
          </table:table-cell>
          <table:table-cell table:style-name="Table13.A2" office:value-type="string">
            <text:p text:style-name="P12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12"><text:span text:style-name="LOKeystroke">Esc</text:span></text:p>
          </table:table-cell>
          <table:table-cell table:style-name="Table13.A2" office:value-type="string">
            <text:p text:style-name="P12">Opustí se režim výběru bodů. Poté se vybere objekt kresby.</text:p>
            <text:p text:style-name="P12">Upraví se bod grafického objektu (v režimu výběru bodů).</text:p>
          </table:table-cell>
        </table:table-row>
        <table:table-row table:style-name="Table13.1">
          <table:table-cell table:style-name="Table13.A2" office:value-type="string">
            <text:p text:style-name="P12">Jakákoliv textová nebo nebo numerická klávesa</text:p>
          </table:table-cell>
          <table:table-cell table:style-name="Table13.A2" office:value-type="string">
            <text:p text:style-name="P12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Alt</text:span> při vytváření grafických objektů nebo při změně jejich velikosti</text:p>
          </table:table-cell>
          <table:table-cell table:style-name="Table13.A2" office:value-type="string">
            <text:p text:style-name="P12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12">Klávesa <text:span text:style-name="LOKeystroke">Shift</text:span> při vytváření grafických objektů nebo při změně jejich velikosti</text:p>
          </table:table-cell>
          <table:table-cell table:style-name="Table13.A2" office:value-type="string">
            <text:p text:style-name="P12">Pevný poměr výšky a šířky objektu.</text:p>
          </table:table-cell>
        </table:table-row>
      </table:table>
      <text:h text:style-name="P32" text:outline-level="1"><text:bookmark-start text:name="__RefHeading__3071_280305268"/>Určení klávesových zkratek<text:bookmark-end text:name="__RefHeading__3071_280305268"/></text:h>
      <text:p text:style-name="P5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32" text:outline-level="1"><text:bookmark-start text:name="__RefHeading__3073_280305268"/>Více informací<text:bookmark-end text:name="__RefHeading__3073_280305268"/></text:h>
      <text:p text:style-name="P7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99in" fo:margin-right="0.0799in" fo:margin-top="0.0299in" fo:margin-bottom="0.0299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pt" style:font-size-asian="10.5pt"/>
    </style:style>
    <style:style style:name="Heading_20_Note" style:display-name="Heading Note" style:family="paragraph" style:parent-style-name="Standard" style:next-style-name="Text_20_Note" style:list-style-name="Heading_20_Note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none" draw:fill-color="#729fcf"/>
      <style:paragraph-properties fo:margin-top="0.05in" fo:margin-bottom="0.05in" loext:contextual-spacing="false" style:page-number="auto" fo:background-color="transparent" fo:keep-with-next="always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master-page-name="">
      <style:paragraph-properties fo:margin-top="0.0799in" fo:margin-bottom="0.0799in" loext:contextual-spacing="false" fo:text-align="center" style:justify-single-word="false" style:page-number="auto"/>
      <style:text-properties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in" fo:margin-bottom="0in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in" fo:margin-right="0in" fo:margin-top="0in" fo:margin-bottom="0.0835in" loext:contextual-spacing="false" fo:orphans="2" fo:widows="2" fo:text-indent="0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Heading_20_Note" style:display-name="Heading Note">
      <text:list-level-style-image text:level="1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6A2000001A8000001A8B3B6DC61F342ADE9.svg" xlink:type="simple" xlink:show="embed" xlink:actuate="onLoad">
        <style:list-level-properties text:list-level-position-and-space-mode="label-alignment" style:vertical-pos="bottom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3A50000017B000001E7A5B2E84C42C85B96.svg" xlink:type="simple" xlink:show="embed" xlink:actuate="onLoad">
        <style:list-level-properties text:list-level-position-and-space-mode="label-alignment" style:vertical-pos="bottom" style:vertical-rel="char" fo:width="0.2756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2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000000000AA0000009D3226808270AB44BA.png" xlink:type="simple" xlink:show="embed" xlink:actuate="onLoad">
        <style:list-level-properties text:list-level-position-and-space-mode="label-alignment" style:vertical-pos="bottom" style:vertical-rel="char" fo:width="0.3543in" fo:height="0.3543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a91f9b"/>
    </style:style>
    <style:style style:name="MP2" style:family="paragraph" style:parent-style-name="Footer">
      <style:paragraph-properties fo:text-align="start" style:justify-single-word="false"/>
      <style:text-properties officeooo:paragraph-rsid="007aace0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fo:font-size="10pt" fo:font-style="italic" style:font-size-asian="10pt" style:font-style-asian="italic" style:font-size-complex="10pt" style:font-style-complex="italic"/>
    </style:style>
    <style:style style:name="MT5" style:family="text">
      <style:text-properties officeooo:rsid="0029a911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order-top="0.06pt solid #000000" fo:border-bottom="none" fo:border-left="none" fo:border-right="none" fo:padding="0.0193in" style:shadow="none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Shortcut keys for drawing objects</text:chapter> <text:span text:style-name="MT1">| </text:span><text:page-number text:select-page="current">9</text:page-number></text:p>
      </style:footer>
      <style:footer-left>
        <text:p text:style-name="MP1"><text:page-number text:select-page="current">10</text:page-number> <text:span text:style-name="MT2">| </text:span><text:span text:style-name="MT2"><text:title>Appendix A  Keyboard Shortcuts</text:title></text:span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2"><text:span text:style-name="MT3">Dokumentace pro balík LibreOffice je dostupná na </text:span><text:a xlink:type="simple" xlink:href="http://www.libreoffice.org/get-help/documentation" text:style-name="Internet_20_link" text:visited-style-name="Visited_20_Internet_20_Link"><text:span text:style-name="Internet_20_link"><text:span text:style-name="MT4">http://cs.libreoffice.org/get-help/documentation</text:span></text:span></text:a></text:p>
      </style:footer>
      <style:footer-left>
        <text:p text:style-name="MP3"><text:span text:style-name="MT5"><text:page-number text:select-page="current">4</text:page-number></text:span><text:span text:style-name="MT5">| </text:span><text:title>Appendix A  Keyboard Shortcuts</text:title></text:p>
      </style:footer-left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20:23:23.539252000</meta:creation-date>
    <meta:editing-duration>PT15H29M31S</meta:editing-duration>
    <meta:editing-cycles>24</meta:editing-cycles>
    <meta:generator>LibreOffice/5.1.1.3$Linux_X86_64 LibreOffice_project/89f508ef3ecebd2cfb8e1def0f0ba9a803b88a6d</meta:generator>
    <dc:title>Příloha A Klávesové zkratky</dc:title>
    <meta:initial-creator>Jean Weber</meta:initial-creator>
    <dc:date>2016-07-27T08:39:53.815318448</dc:date>
    <dc:creator>Milos Sramek</dc:creator>
    <meta:document-statistic meta:table-count="12" meta:image-count="1" meta:object-count="0" meta:page-count="10" meta:paragraph-count="289" meta:word-count="2110" meta:character-count="12833" meta:non-whitespace-character-count="11013"/>
    <meta:template xlink:type="simple" xlink:actuate="onRequest" xlink:title="LO 5.0 Chapter Template" xlink:href="../../../../Library/Application%20Support/LibreOffice/4/user/template/LO%205.0%20Chapter%20Template.ott" meta:date="2016-02-11T20:23:23.225454000"/>
  </office:meta>
</office:document-meta>
</file>